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3a45" officeooo:paragraph-rsid="00063a45"/>
    </style:style>
    <style:style style:name="P2" style:family="paragraph" style:parent-style-name="Standard">
      <style:text-properties officeooo:rsid="00063a45" officeooo:paragraph-rsid="00085e21"/>
    </style:style>
    <style:style style:name="P3" style:family="paragraph" style:parent-style-name="Standard">
      <style:text-properties officeooo:rsid="0006785f" officeooo:paragraph-rsid="0006785f"/>
    </style:style>
    <style:style style:name="P4" style:family="paragraph" style:parent-style-name="Standard">
      <style:text-properties officeooo:rsid="0006785f" officeooo:paragraph-rsid="00085e21"/>
    </style:style>
    <style:style style:name="P5" style:family="paragraph" style:parent-style-name="Standard">
      <style:text-properties officeooo:rsid="00070ad5" officeooo:paragraph-rsid="00070ad5"/>
    </style:style>
    <style:style style:name="P6" style:family="paragraph" style:parent-style-name="Standard">
      <style:text-properties officeooo:rsid="00070ad5" officeooo:paragraph-rsid="00085e21"/>
    </style:style>
    <style:style style:name="P7" style:family="paragraph" style:parent-style-name="Standard">
      <style:text-properties officeooo:rsid="00077e30" officeooo:paragraph-rsid="00077e30"/>
    </style:style>
    <style:style style:name="P8" style:family="paragraph" style:parent-style-name="Standard">
      <style:text-properties officeooo:rsid="00085e21" officeooo:paragraph-rsid="00085e21"/>
    </style:style>
    <style:style style:name="T1" style:family="text">
      <style:text-properties officeooo:rsid="00070ad5"/>
    </style:style>
    <style:style style:name="T2" style:family="text">
      <style:text-properties officeooo:rsid="00077e30"/>
    </style:style>
    <style:style style:name="T3" style:family="text">
      <style:text-properties officeooo:rsid="00085e2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1. </text:span>Accept Number</text:p>
      <text:p text:style-name="P1"><text:span text:style-name="T3">2.</text:span>Find length of number</text:p>
      <text:p text:style-name="P1">for(length=1;temp/10!=0;++length)</text:p>
      <text:p text:style-name="P1"><text:s text:c="16"/>temp/=10;</text:p>
      <text:p text:style-name="P1"/>
      <text:p text:style-name="P3"><text:span text:style-name="T3">3. </text:span>Find orders(number of slices) in number</text:p>
      <text:p text:style-name="P3">int n=a/3;</text:p>
      <text:p text:style-name="P3"><text:s text:c="8"/>if(a%3&gt;0)</text:p>
      <text:p text:style-name="P3"><text:s text:c="16"/>n++;</text:p>
      <text:p text:style-name="P3"/>
      <text:p text:style-name="P3"><text:span text:style-name="T3">4. </text:span>pass number<text:span text:style-name="T1">(n)</text:span> to getword function, get copy of a number as a ‘temp’</text:p>
      <text:p text:style-name="P5">create empty string ‘str’</text:p>
      <text:p text:style-name="P3"/>
      <text:p text:style-name="P4"><text:span text:style-name="T3">5. </text:span>till temp not <text:span text:style-name="T3">equal </text:span>to null tranverse loop</text:p>
      <text:p text:style-name="P3"/>
      <text:p text:style-name="P3"><text:span text:style-name="T3">6.</text:span><text:span text:style-name="T1">pass ‘</text:span><text:span text:style-name="T2">temp</text:span><text:span text:style-name="T1">’ to </text:span>get slice of number <text:span text:style-name="T2">to function ‘grtcombi()’and </text:span><text:span text:style-name="T1">store </text:span><text:span text:style-name="T2">retrived</text:span><text:span text:style-name="T1"> in ‘three’</text:span> <text:span text:style-name="T2">variable</text:span></text:p>
      <text:p text:style-name="P3">for(i=0;i&lt;((count-1)*3);i++)</text:p>
      <text:p text:style-name="P3"><text:s text:c="16"/>jj=jj*10;</text:p>
      <text:p text:style-name="P3"><text:s text:c="8"/>three=n/jj;</text:p>
      <text:p text:style-name="P3"/>
      <text:p text:style-name="P8">7.</text:p>
      <text:p text:style-name="P5">pass ‘three’ to ‘getst<text:span text:style-name="T2">()’</text:span> to get <text:span text:style-name="T2">string</text:span> value of ‘three’ store it in ‘tmpstr’</text:p>
      <text:p text:style-name="P5"><text:s text:c="8"/>x=a/100;</text:p>
      <text:p text:style-name="P5"><text:s text:c="8"/>y=a%100/10;</text:p>
      <text:p text:style-name="P5"><text:s text:c="8"/>z=a%100%10;</text:p>
      <text:p text:style-name="P5"/>
      <text:p text:style-name="P7">switch(x)</text:p>
      <text:p text:style-name="P7">.</text:p>
      <text:p text:style-name="P7">.</text:p>
      <text:p text:style-name="P7">.</text:p>
      <text:p text:style-name="P7">switch(z)</text:p>
      <text:p text:style-name="P5">.</text:p>
      <text:p text:style-name="P5">.</text:p>
      <text:p text:style-name="P5">.</text:p>
      <text:p text:style-name="P5"/>
      <text:p text:style-name="P8">8.</text:p>
      <text:p text:style-name="P5">pass ‘<text:span text:style-name="T2">temp</text:span>’ and ‘count’ to get suffix of a ‘<text:span text:style-name="T2">three</text:span>’ as per count value </text:p>
      <text:p text:style-name="P5">case 1:return ".";</text:p>
      <text:p text:style-name="P5"><text:s text:c="23"/>break;</text:p>
      <text:p text:style-name="P5">case 2:return "THOUSAND ";</text:p>
      <text:p text:style-name="P5"><text:s text:c="6"/>break;</text:p>
      <text:p text:style-name="P6">case 3:return "MILLION ";</text:p>
      <text:p text:style-name="P6"><text:s text:c="6"/>break;</text:p>
      <text:p text:style-name="P6">case 4:return "BILLION ";</text:p>
      <text:p text:style-name="P6">.</text:p>
      <text:p text:style-name="P5">.</text:p>
      <text:p text:style-name="P5"/>
      <text:p text:style-name="P8">9.</text:p>
      <text:p text:style-name="P5">add tmpstr and suffix values to string or by one</text:p>
      <text:p text:style-name="P7">str.append(tmpstr);</text:p>
      <text:p text:style-name="P7"><text:s/>str.append(suff(count));</text:p>
      <text:p text:style-name="P7"/>
      <text:p text:style-name="P8"><text:soft-page-break/>10.</text:p>
      <text:p text:style-name="P7">remove firtst <text:span text:style-name="T3">order(</text:span>slice<text:span text:style-name="T3">)</text:span> of ‘temp’ by passing it to remove function</text:p>
      <text:p text:style-name="P7"><text:s text:c="2"/>long long int jj=1;</text:p>
      <text:p text:style-name="P7"><text:s text:c="8"/>for(int i=0;i&lt;((count-1)*3);i++)</text:p>
      <text:p text:style-name="P7"><text:s text:c="8"/>jj=jj*10;</text:p>
      <text:p text:style-name="P7"><text:s text:c="8"/>three=n/jj;</text:p>
      <text:p text:style-name="P7"><text:s text:c="8"/>jj=three*jj;</text:p>
      <text:p text:style-name="P7"><text:s text:c="8"/>n=n-jj;</text:p>
      <text:p text:style-name="P7"/>
      <text:p text:style-name="P8">11.</text:p>
      <text:p text:style-name="P7">decrease ‘count--’</text:p>
      <text:p text:style-name="P7"/>
      <text:p text:style-name="P8">12. Display str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6T16:13:26.813092690</meta:creation-date>
    <dc:date>2021-06-06T23:42:38.218421807</dc:date>
    <meta:editing-duration>PT5M58S</meta:editing-duration>
    <meta:editing-cycles>1</meta:editing-cycles>
    <meta:document-statistic meta:table-count="0" meta:image-count="0" meta:object-count="0" meta:page-count="2" meta:paragraph-count="54" meta:word-count="168" meta:character-count="1211" meta:non-whitespace-character-count="931"/>
    <meta:generator>LibreOffice/6.4.7.2$Linux_X86_64 LibreOffice_project/40$Build-2</meta:generator>
  </office:meta>
</office:document-meta>
</file>